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b17f7" officeooo:paragraph-rsid="000b17f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0e269d" officeooo:paragraph-rsid="000e269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e269d" officeooo:paragraph-rsid="000e269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f5d89" officeooo:paragraph-rsid="000f5d8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00488" officeooo:paragraph-rsid="001004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20a4a" officeooo:paragraph-rsid="00120a4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b40d" officeooo:paragraph-rsid="0016b4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79098" officeooo:paragraph-rsid="0017909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6291a" officeooo:paragraph-rsid="001629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9781f" officeooo:paragraph-rsid="0019781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d0fe" officeooo:paragraph-rsid="001dd0f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e269d" officeooo:paragraph-rsid="000e269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6b40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54a3c" officeooo:paragraph-rsid="00154a3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291a" officeooo:paragraph-rsid="00154a3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08182" officeooo:paragraph-rsid="0020818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00488" officeooo:paragraph-rsid="0010048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360fa" officeooo:paragraph-rsid="001360f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ca76c" officeooo:paragraph-rsid="001ca76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8e05b" officeooo:paragraph-rsid="0028e05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b4daf" officeooo:paragraph-rsid="002b4da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cb4fa" officeooo:paragraph-rsid="002cb4f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eaee2" officeooo:paragraph-rsid="002eaee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5efc5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6e2a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2b4daf" officeooo:paragraph-rsid="002b4daf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text-underline-style="none" fo:font-weight="bold" officeooo:rsid="002b4daf" officeooo:paragraph-rsid="002b4daf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30080" officeooo:paragraph-rsid="00330080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5efc5" officeooo:paragraph-rsid="0035efc5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6e2aa" officeooo:paragraph-rsid="0036e2a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adb78" officeooo:paragraph-rsid="003adb7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arial" fo:font-size="24pt" fo:font-style="normal" style:text-underline-style="none" fo:font-weight="normal" officeooo:rsid="00348cb5" officeooo:paragraph-rsid="00348cb5" style:font-size-asian="21pt" style:font-style-asian="normal" style:font-weight-asian="normal" style:font-size-complex="24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arial" fo:font-size="24pt" fo:font-style="normal" style:text-underline-style="none" fo:font-weight="normal" officeooo:rsid="00348cb5" officeooo:paragraph-rsid="00348cb5" style:font-size-asian="21pt" style:font-style-asian="normal" style:font-weight-asian="normal" style:font-size-complex="2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officeooo:rsid="001890c7" officeooo:paragraph-rsid="001890c7"/>
    </style:style>
    <style:style style:name="P59" style:family="paragraph" style:parent-style-name="Standard">
      <style:paragraph-properties fo:text-align="start" style:justify-single-word="false"/>
      <style:text-properties officeooo:paragraph-rsid="001890c7"/>
    </style:style>
    <style:style style:name="P60" style:family="paragraph" style:parent-style-name="Standard">
      <style:paragraph-properties fo:text-align="start" style:justify-single-word="false"/>
      <style:text-properties fo:font-weight="bold" officeooo:rsid="002eaee2" officeooo:paragraph-rsid="002eaee2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48cb5" officeooo:paragraph-rsid="00348cb5" style:font-weight-asian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ccab9" officeooo:paragraph-rsid="000ccab9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e269d" officeooo:paragraph-rsid="000e269d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0f5d89" officeooo:paragraph-rsid="000f5d89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0488" officeooo:paragraph-rsid="00100488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0d3c2" officeooo:paragraph-rsid="0010d3c2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20a4a" officeooo:paragraph-rsid="00120a4a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6291a" officeooo:paragraph-rsid="0016291a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16b40d" officeooo:paragraph-rsid="0016b40d" style:font-size-asian="10.5pt" style:font-weight-asian="normal" style:font-size-complex="12pt" style:font-weight-complex="normal"/>
    </style:style>
    <style:style style:name="P72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179098" officeooo:paragraph-rsid="00179098" style:font-size-asian="10.5pt" style:font-weight-asian="normal" style:font-size-complex="12pt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1890c7" officeooo:paragraph-rsid="001890c7" style:font-size-asian="10.5pt" style:font-weight-asian="normal" style:font-size-complex="12pt" style:font-weight-complex="normal"/>
    </style:style>
    <style:style style:name="P74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75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19781f" officeooo:paragraph-rsid="0019781f" style:font-size-asian="10.5pt" style:font-weight-asian="normal" style:font-size-complex="12pt" style:font-weight-complex="normal"/>
    </style:style>
    <style:style style:name="P76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1ca76c" officeooo:paragraph-rsid="002ab82f" style:font-size-asian="10.5pt" style:font-weight-asian="normal" style:font-size-complex="12pt" style:font-weight-complex="normal"/>
    </style:style>
    <style:style style:name="P77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1b29bf" officeooo:paragraph-rsid="001b29bf" style:font-size-asian="10.5pt" style:font-weight-asian="normal" style:font-size-complex="12pt" style:font-weight-complex="normal"/>
    </style:style>
    <style:style style:name="P78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208182" officeooo:paragraph-rsid="00208182" style:font-size-asian="10.5pt" style:font-weight-asian="normal" style:font-size-complex="12pt" style:font-weight-complex="normal"/>
    </style:style>
    <style:style style:name="P79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20af6c" officeooo:paragraph-rsid="0020af6c" style:font-size-asian="10.5pt" style:font-weight-asian="normal" style:font-size-complex="12pt" style:font-weight-complex="normal"/>
    </style:style>
    <style:style style:name="P80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19781f" officeooo:paragraph-rsid="0019781f" style:font-size-asian="10.5pt" style:font-weight-asian="bold" style:font-size-complex="12pt" style:font-weight-complex="bold"/>
    </style:style>
    <style:style style:name="P81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0af6c" officeooo:paragraph-rsid="0020af6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1fdb5" officeooo:paragraph-rsid="0021fdb5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1fdb5" officeooo:paragraph-rsid="002395a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395a4" officeooo:paragraph-rsid="002395a4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241cf0" officeooo:paragraph-rsid="00241cf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2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6">
      <style:paragraph-properties fo:text-align="start" style:justify-single-word="false"/>
      <style:text-properties style:font-name="arial" fo:font-size="12pt" fo:font-style="normal" style:text-underline-style="none" fo:font-weight="normal" officeooo:rsid="00314ea7" officeooo:paragraph-rsid="00314ea7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41fc0" officeooo:paragraph-rsid="00241fc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62a03" officeooo:paragraph-rsid="00262a03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748e5" officeooo:paragraph-rsid="002748e5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3">
      <style:paragraph-properties fo:text-align="start" style:justify-single-word="false"/>
      <style:text-properties style:font-name="arial" fo:font-size="12pt" fo:font-style="normal" style:text-underline-style="none" fo:font-weight="normal" officeooo:rsid="0028e05b" officeooo:paragraph-rsid="0028e05b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14">
      <style:paragraph-properties fo:text-align="start" style:justify-single-word="false"/>
      <style:text-properties style:font-name="arial" fo:font-size="12pt" fo:font-style="normal" style:text-underline-style="none" fo:font-weight="normal" officeooo:rsid="002b4daf" officeooo:paragraph-rsid="002b4daf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c787a" officeooo:paragraph-rsid="002c787a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cb4fa" officeooo:paragraph-rsid="002cb4fa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5">
      <style:paragraph-properties fo:text-align="start" style:justify-single-word="false"/>
      <style:text-properties style:font-name="arial" fo:font-size="12pt" fo:font-style="normal" style:text-underline-style="none" fo:font-weight="normal" officeooo:rsid="002eaee2" officeooo:paragraph-rsid="002eaee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7">
      <style:paragraph-properties fo:text-align="start" style:justify-single-word="false"/>
      <style:text-properties style:font-name="arial" fo:font-size="12pt" fo:font-style="normal" style:text-underline-style="none" fo:font-weight="normal" officeooo:rsid="00323634" officeooo:paragraph-rsid="0032363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8">
      <style:paragraph-properties fo:text-align="start" style:justify-single-word="false"/>
      <style:text-properties style:font-name="arial" fo:font-size="12pt" fo:font-style="normal" style:text-underline-style="none" fo:font-weight="normal" officeooo:rsid="00330080" officeooo:paragraph-rsid="0033008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9">
      <style:paragraph-properties fo:text-align="start" style:justify-single-word="false"/>
      <style:text-properties style:font-name="arial" fo:font-size="12pt" fo:font-style="normal" style:text-underline-style="none" fo:font-weight="normal" officeooo:rsid="00348cb5" officeooo:paragraph-rsid="00348cb5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0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20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21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2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23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4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5">
      <style:paragraph-properties fo:text-align="start" style:justify-single-word="false"/>
      <style:text-properties style:font-name="arial" fo:font-size="12pt" fo:font-style="normal" style:text-underline-style="none" fo:font-weight="normal" officeooo:rsid="00363b19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21">
      <style:paragraph-properties fo:text-align="start" style:justify-single-word="false"/>
      <style:text-properties style:font-name="arial" fo:font-size="12pt" fo:font-style="normal" style:text-underline-style="none" fo:font-weight="normal" officeooo:rsid="0037dd4a" officeooo:paragraph-rsid="0037dd4a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22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3">
      <style:paragraph-properties fo:text-align="start" style:justify-single-word="false"/>
      <style:text-properties style:font-name="arial" fo:font-size="12pt" fo:font-style="normal" style:text-underline-style="none" fo:font-weight="normal" officeooo:rsid="00396b8e" officeooo:paragraph-rsid="00396b8e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b03fc" officeooo:paragraph-rsid="003b03fc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4">
      <style:paragraph-properties fo:text-align="start" style:justify-single-word="false"/>
      <style:text-properties style:font-name="arial" fo:font-size="12pt" fo:font-style="normal" style:text-underline-style="none" fo:font-weight="normal" officeooo:rsid="003b03fc" officeooo:paragraph-rsid="003b03fc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5efc5" officeooo:paragraph-rsid="00363b1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5">
      <style:paragraph-properties fo:text-align="start" style:justify-single-word="false"/>
      <style:text-properties style:font-name="arial" fo:font-size="12pt" fo:font-style="normal" style:text-underline-style="none" fo:font-weight="normal" officeooo:rsid="003c381b" officeooo:paragraph-rsid="003c381b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c381b" officeooo:paragraph-rsid="003c381b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6">
      <style:paragraph-properties fo:text-align="start" style:justify-single-word="false"/>
      <style:text-properties style:font-name="arial" fo:font-size="12pt" fo:font-style="normal" style:text-underline-style="none" fo:font-weight="normal" officeooo:rsid="003d38cc" officeooo:paragraph-rsid="003d38c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6">
      <style:paragraph-properties fo:text-align="start" style:justify-single-word="false"/>
      <style:text-properties style:font-name="arial" fo:font-size="12pt" fo:font-style="normal" style:text-underline-style="none" fo:font-weight="normal" officeooo:rsid="003e5a97" officeooo:paragraph-rsid="003e5a9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e5a97" officeooo:paragraph-rsid="003e5a97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c381b" officeooo:paragraph-rsid="003c381b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3e5a97" officeooo:paragraph-rsid="003e5a97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text-underline-style="solid" style:text-underline-width="auto" style:text-underline-color="font-color" fo:font-weight="normal" officeooo:rsid="003be85b" officeooo:paragraph-rsid="003be85b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3">
      <style:paragraph-properties fo:text-align="start" style:justify-single-word="false"/>
      <style:text-properties style:font-name="arial" fo:font-size="12pt" fo:font-style="italic" style:text-underline-style="none" fo:font-weight="normal" officeooo:rsid="00348cb5" officeooo:paragraph-rsid="00348cb5" style:font-size-asian="10.5pt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 style:list-style-name="L15">
      <style:paragraph-properties fo:text-align="start" style:justify-single-word="false"/>
      <style:text-properties officeooo:paragraph-rsid="002b4daf"/>
    </style:style>
    <style:style style:name="P123" style:family="paragraph" style:parent-style-name="Standard" style:list-style-name="L15">
      <style:paragraph-properties fo:text-align="start" style:justify-single-word="false"/>
      <style:text-properties officeooo:rsid="002eaee2" officeooo:paragraph-rsid="002eaee2"/>
    </style:style>
    <style:style style:name="T1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style:text-underline-style="none" fo:font-weight="normal" officeooo:rsid="00154a3c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6291a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890c7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none" fo:font-weight="normal" officeooo:rsid="002b4da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2c787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2cb4f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T10" style:family="text">
      <style:text-properties style:font-name="arial" fo:font-size="12pt" fo:font-style="normal" style:text-underline-style="none" officeooo:rsid="00323634" style:font-size-asian="10.5pt" style:font-style-asian="normal" style:font-size-complex="12pt" style:font-style-complex="normal"/>
    </style:style>
    <style:style style:name="T11" style:family="text">
      <style:text-properties style:font-name="arial" fo:font-size="12pt" fo:font-style="italic" style:text-underline-style="none" style:font-size-asian="10.5pt" style:font-style-asian="italic" style:font-size-complex="12pt" style:font-style-complex="italic"/>
    </style:style>
    <style:style style:name="T12" style:family="text">
      <style:text-properties officeooo:rsid="000e269d"/>
    </style:style>
    <style:style style:name="T13" style:family="text">
      <style:text-properties officeooo:rsid="00100488"/>
    </style:style>
    <style:style style:name="T14" style:family="text">
      <style:text-properties officeooo:rsid="0010d3c2"/>
    </style:style>
    <style:style style:name="T15" style:family="text">
      <style:text-properties officeooo:rsid="00120a4a"/>
    </style:style>
    <style:style style:name="T16" style:family="text">
      <style:text-properties officeooo:rsid="001360fa"/>
    </style:style>
    <style:style style:name="T17" style:family="text">
      <style:text-properties officeooo:rsid="001890c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c62ed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395a4" style:font-style-asian="italic" style:font-style-complex="italic"/>
    </style:style>
    <style:style style:name="T22" style:family="text">
      <style:text-properties fo:font-style="italic" officeooo:rsid="00262a03" style:font-style-asian="italic" style:font-style-complex="italic"/>
    </style:style>
    <style:style style:name="T23" style:family="text">
      <style:text-properties fo:font-style="italic" officeooo:rsid="0035efc5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0af6c" style:font-style-asian="normal" style:font-style-complex="normal"/>
    </style:style>
    <style:style style:name="T26" style:family="text">
      <style:text-properties officeooo:rsid="002395a4"/>
    </style:style>
    <style:style style:name="T27" style:family="text">
      <style:text-properties officeooo:rsid="00241fc0"/>
    </style:style>
    <style:style style:name="T28" style:family="text">
      <style:text-properties officeooo:rsid="00262a03"/>
    </style:style>
    <style:style style:name="T29" style:family="text">
      <style:text-properties officeooo:rsid="002748e5"/>
    </style:style>
    <style:style style:name="T30" style:family="text">
      <style:text-properties officeooo:rsid="0035efc5"/>
    </style:style>
    <style:style style:name="T31" style:family="text">
      <style:text-properties officeooo:rsid="00387d30"/>
    </style:style>
    <style:style style:name="T32" style:family="text">
      <style:text-properties officeooo:rsid="003d38cc"/>
    </style:style>
    <style:style style:name="T33" style:family="text">
      <style:text-properties officeooo:rsid="003e5a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Windows</text:p>
      <text:p text:style-name="P1"/>
      <text:p text:style-name="P2">1.- ¿Que es Windows?</text:p>
      <text:p text:style-name="P2"/>
      <text:p text:style-name="P4">Es el sistema operativo más extendido en la actualida<text:span text:style-name="T12">d</text:span> en ordenadores personales.</text:p>
      <text:list xml:id="list3963304773" text:style-name="L1">
        <text:list-item>
          <text:p text:style-name="P62">Tienen una interfaz gráfica.</text:p>
          <text:list>
            <text:list-item>
              <text:p text:style-name="P62">Windows 95 y 98 inician en MS-DOS <text:span text:style-name="T12">y al cargar se inicia la interfaz gráfica.</text:span></text:p>
            </text:list-item>
            <text:list-item>
              <text:p text:style-name="P63">De Windows XP en adelante el SO tiene su propio núcleo.</text:p>
            </text:list-item>
          </text:list>
        </text:list-item>
        <text:list-item>
          <text:p text:style-name="P62">Pueden ser mono, pseud<text:span text:style-name="T12">o</text:span> y multitarea dependiendo de la versión.</text:p>
          <text:list>
            <text:list-item>
              <text:p text:style-name="P62">A partir de Windows XP el SO fue multitarea real gracias al multiprocesamiento simétrico (SMP) </text:p>
            </text:list-item>
          </text:list>
        </text:list-item>
      </text:list>
      <text:p text:style-name="P4"/>
      <text:p text:style-name="P4"/>
      <text:p text:style-name="P3">2.- Periféricos de E/S en Windows.</text:p>
      <text:p text:style-name="P3"/>
      <text:p text:style-name="P5">Ratón</text:p>
      <text:p text:style-name="P14">Esencial para gestionar interfaz grafica.</text:p>
      <text:list xml:id="list2021748071" text:style-name="L2">
        <text:list-item>
          <text:p text:style-name="P64">El usuario desplaza un puntero por la pantalla hasta los iconos y los activa.</text:p>
        </text:list-item>
        <text:list-item>
          <text:p text:style-name="P64">Windows emplea el ratón de dos botones</text:p>
          <text:list>
            <text:list-item>
              <text:p text:style-name="P64">Botón izquierdo hace las funciones de <text:span text:style-name="T13">la tecla </text:span>enter</text:p>
            </text:list-item>
            <text:list-item>
              <text:p text:style-name="P64">Botón derecho muestra el menú contextual</text:p>
            </text:list-item>
          </text:list>
        </text:list-item>
      </text:list>
      <text:p text:style-name="P15"/>
      <text:p text:style-name="P6">Teclado</text:p>
      <text:p text:style-name="P15">Empleado para escribir en determinadas casillas de Windows, también puede ser empleado para hacer las funciones de ratón. <text:s/>Puede poseer teclas específicas para Windows.</text:p>
      <text:p text:style-name="P15"/>
      <text:p text:style-name="P15"/>
      <text:p text:style-name="P26">3.- Elementos de Windows</text:p>
      <text:p text:style-name="P16"/>
      <text:p text:style-name="P7">Interfaz en modo gráfico: <text:span text:style-name="T15">El escritorio</text:span></text:p>
      <text:p text:style-name="P17">Al iniciar el SO aparece el escritorio en el que se sitúan:</text:p>
      <text:list xml:id="list3386157602" text:style-name="L3">
        <text:list-item>
          <text:p text:style-name="P65">Iconos: <text:span text:style-name="T14">Empleados para representar objetos (archivos, unidades, programas…). Si hacemos doble clic, dependiendo del icono, abriremos una ventana que nos muestra su información, o ejecutaremos un programa.</text:span></text:p>
        </text:list-item>
        <text:list-item>
          <text:p text:style-name="P66">Ventanas: Es la forma en las que Windows no muestra la información.</text:p>
        </text:list-item>
        <text:list-item>
          <text:p text:style-name="P66">Barra de tareas: Situada en la parte inferior de las pantalla.</text:p>
          <text:list>
            <text:list-item>
              <text:p text:style-name="P66">Muestra aplicaciones abiertas hasta el momento.</text:p>
            </text:list-item>
            <text:list-item>
              <text:p text:style-name="P66">Muestra componentes esenciales par el manejo del mismo.</text:p>
            </text:list-item>
            <text:list-item>
              <text:p text:style-name="P67">Es configurable dependiendo de la versión</text:p>
            </text:list-item>
          </text:list>
        </text:list-item>
        <text:list-item>
          <text:p text:style-name="P67">Elementos: gadgets visuales en el escritorio.</text:p>
        </text:list-item>
      </text:list>
      <text:p text:style-name="P17"/>
      <text:p text:style-name="P8">Interfaz en modo texto: el intérprete de comandos</text:p>
      <text:p text:style-name="P17">También llamado símbolo del sistema se heredó de versiones antiguas de Windows. <text:span text:style-name="T16">Emplea comandos introducidos por teclado para cualquier operación.</text:span></text:p>
      <text:p text:style-name="P27">4.- Características de los directorios o carpetas</text:p>
      <text:p text:style-name="P28"/>
      <text:p text:style-name="P19">Un directorio es un conjunto de archivos y/o directorios agrupados según su contenido.</text:p>
      <text:p text:style-name="P19">Es un tipo de archivo que almacena información de los archivos y directorios contenidos.</text:p>
      <text:p text:style-name="P58"><text:span text:style-name="T2">N</text:span><text:span text:style-name="T1">o pueden existir dos directorios con el mismo nombre en la misma ruta.</text:span></text:p>
      <text:p text:style-name="P22">Dependiendo del sistema no pueden contener algunos caracteres especiales.</text:p>
      <text:p text:style-name="P59"><text:span text:style-name="T2">El directorio raíz es el primer directorio en orden de jerarquía y de él parte toda la estructura de almacenamiento. </text:span><text:span text:style-name="T3">Posee</text:span><text:span text:style-name="T4">n</text:span><text:span text:style-name="T3"> las siguientes características:</text:span></text:p>
      <text:p text:style-name="P23"/>
      <text:p text:style-name="P11">Identificación</text:p>
      <text:list xml:id="list2964229984" text:style-name="L4">
        <text:list-item>
          <text:p text:style-name="P68">Nombre: Identifica al directorio, es obligatorio y sus reglas quedan determinadas por su sistema de archivos de la versión del SO utilizado.</text:p>
        </text:list-item>
        <text:list-item>
          <text:p text:style-name="P69">Extensión: Los directorios no llevan extensión</text:p>
        </text:list-item>
      </text:list>
      <text:p text:style-name="P20"/>
      <text:p text:style-name="P9">Propiedades</text:p>
      <text:list xml:id="list1266791309" text:style-name="L5">
        <text:list-item>
          <text:p text:style-name="P70">Tamaño: varían dependiendo de la cantidad de bytes que necesitan.</text:p>
        </text:list-item>
        <text:list-item>
          <text:p text:style-name="P70">Ubicación: Siempre almacenados en un directorio, estos parten del directorio raíz. Poseen una ubicación referenciada por una ruta.</text:p>
        </text:list-item>
      </text:list>
      <text:p text:style-name="P18"/>
      <text:p text:style-name="P9">Información sobre el directorio</text:p>
      <text:list xml:id="list1010791960" text:style-name="L6">
        <text:list-item>
          <text:p text:style-name="P71">Deben tener una fecha de creación</text:p>
        </text:list-item>
        <text:list-item>
          <text:p text:style-name="P71">Tendrán unos atributos</text:p>
        </text:list-item>
      </text:list>
      <text:p text:style-name="P20"/>
      <text:p text:style-name="P10">Atributos</text:p>
      <text:p text:style-name="P21">Propiedades o permisos que tenemos sobre las carpetas.</text:p>
      <text:list xml:id="list3240280579" text:style-name="L7">
        <text:list-item>
          <text:p text:style-name="P72">Solo de lectura (R): No se podrá borrar ni modificar, solo se puede visualizar.</text:p>
        </text:list-item>
        <text:list-item>
          <text:p text:style-name="P72">De archivo (A): Para saber si se ha modificado o no un directorio o carpeta.</text:p>
        </text:list-item>
        <text:list-item>
          <text:p text:style-name="P72">De sistema (S): Más habitual en archivos, indica que es de sistema dándole unas características especiales como oculto y solo lectura.</text:p>
        </text:list-item>
        <text:list-item>
          <text:p text:style-name="P72">Oculto (H): El directorio permanece oculto durante las operaciones normales.</text:p>
        </text:list-item>
      </text:list>
      <text:p text:style-name="P21"/>
      <text:p text:style-name="P10">Operaciones <text:span text:style-name="T17">realizables con directorios</text:span></text:p>
      <text:list xml:id="list1585856575" text:style-name="L8">
        <text:list-item>
          <text:p text:style-name="P73">Creación (create): Hacer que el directorio exista.</text:p>
        </text:list-item>
        <text:list-item>
          <text:p text:style-name="P73">Consulta (opendir): Ver lo que los archivos o directorios contienen.</text:p>
        </text:list-item>
        <text:list-item>
          <text:p text:style-name="P73">Actualización (updatedir): Añadir o borrar elementos del directorio.</text:p>
        </text:list-item>
        <text:list-item>
          <text:p text:style-name="P73">Borrado (delete): Eliminar el directorio y su contenido.</text:p>
        </text:list-item>
        <text:list-item>
          <text:p text:style-name="P73">Renombrado (rename): Cambiar el nombre al directorio.</text:p>
        </text:list-item>
      </text:list>
      <text:p text:style-name="P22"/>
      <text:p text:style-name="P29">5.- Directorios especiales</text:p>
      <text:p text:style-name="P24"/>
      <text:p text:style-name="P12">Directorio raíz</text:p>
      <text:list xml:id="list1390224670" text:style-name="L9">
        <text:list-item>
          <text:p text:style-name="P74">Directorio inicial de la estructura de directorios</text:p>
        </text:list-item>
        <text:list-item>
          <text:p text:style-name="P74">Existe una raíz por cada unida de de almacenamiento</text:p>
        </text:list-item>
        <text:list-item>
          <text:p text:style-name="P76">El directorio raíz corresponde con una letra por unidad de almacenamiento</text:p>
        </text:list-item>
      </text:list>
      <text:p text:style-name="P24"/>
      <text:p text:style-name="P12">Directorio actual</text:p>
      <text:list xml:id="list1522323732" text:style-name="L10">
        <text:list-item>
          <text:p text:style-name="P75">Hace referencia la directorio en el que estamos, se representa con un punto (.)</text:p>
        </text:list-item>
      </text:list>
      <text:p text:style-name="P24"/>
      <text:p text:style-name="P12">Directorio padre</text:p>
      <text:list xml:id="list2883505386" text:style-name="L11">
        <text:list-item>
          <text:p text:style-name="P80"><text:span text:style-name="T18">Hace referencia al directorio padre </text:span><text:span text:style-name="T19">de</text:span><text:span text:style-name="T18">l que nos encontramos, se representa con dos puntos (..)</text:span></text:p>
        </text:list-item>
        <text:list-item>
          <text:p text:style-name="P77">El directorio raíz no tiene padre.</text:p>
        </text:list-item>
      </text:list>
      <text:p text:style-name="P30"><text:soft-page-break/>6.- Operaciones sobre directorios y carpetas</text:p>
      <text:p text:style-name="P30"/>
      <text:p text:style-name="P13">En <text:span text:style-name="T27">modo</text:span> gráfico</text:p>
      <text:p text:style-name="P25">Empleamos el explorador de archivos. En su parte izquierda nos muestra los iconos que aparecen en el escritorio y en su parte derecha el contenido de la carpeta.</text:p>
      <text:list xml:id="list197713967" text:style-name="L12">
        <text:list-item>
          <text:p text:style-name="P78">Para crear carpetas debemos de situarnos en un directorio en la cual se van a crear las carpetas. Pulsaremos el botón derecho del ratón y en el menú contextual seleccionaremos <text:span text:style-name="T20">nuevo &gt; carpeta</text:span><text:span text:style-name="T24"> </text:span><text:span text:style-name="T25">y le pondremos un nombre.</text:span></text:p>
        </text:list-item>
        <text:list-item>
          <text:p text:style-name="P81">Para ver el contenido de las carpetas hemos de hacer doble clic con el puntero del ratón en la carpeta deseada.</text:p>
        </text:list-item>
        <text:list-item>
          <text:p text:style-name="P79"><text:span text:style-name="T24">Para eliminar carpetas la tenemos que seccionar y pulsar las tecla </text:span><text:span text:style-name="T20">Supr</text:span><text:span text:style-name="T24"> o bien hacer clic derecho en el ratón para seleccionar </text:span><text:span text:style-name="T20"><text:s/>enviar a papelera de reciclaje.</text:span></text:p>
          <text:list>
            <text:list-item>
              <text:p text:style-name="P79"><text:span text:style-name="T24">Si pulsamos </text:span><text:span text:style-name="T20">Shift + Supr eliminamos la carpeta sin pasar por la papelera.</text:span></text:p>
            </text:list-item>
            <text:list-item>
              <text:p text:style-name="P82">Si las carpetas o archivos tienen determinadas propiedades o están siendo usadas por alguna aplicación, no las podremos eliminar.</text:p>
            </text:list-item>
          </text:list>
        </text:list-item>
        <text:list-item>
          <text:p text:style-name="P82">Para copiar una carpeta podemos...</text:p>
          <text:list>
            <text:list-item>
              <text:p text:style-name="P82">Pinchar sobre al archivo y arrastrar a las carpeta deseada</text:p>
            </text:list-item>
            <text:list-item>
              <text:p text:style-name="P82">Hacer clic derecho sobre las carpeta deseada seleccionar copiar y después en la carpeta destino hacer de nuevo clic derecho y seleccionar pegar</text:p>
            </text:list-item>
            <text:list-item>
              <text:p text:style-name="P84">También se pueden emplear las teclas <text:span text:style-name="T20">control + C </text:span>y después <text:span text:style-name="T20">control + V</text:span></text:p>
            </text:list-item>
          </text:list>
        </text:list-item>
        <text:list-item>
          <text:p text:style-name="P83"><text:span text:style-name="T26">P</text:span>ara <text:span text:style-name="T26">mover</text:span> una carpeta podemos...</text:p>
          <text:list>
            <text:list-item>
              <text:p text:style-name="P83">Hacer clic derecho sobre las carpeta deseada seleccionar <text:span text:style-name="T21">cortar</text:span> y después en la carpeta destino hacer de nuevo clic derecho y seleccionar <text:span text:style-name="T20">pegar</text:span></text:p>
            </text:list-item>
            <text:list-item>
              <text:p text:style-name="P84">También se pueden emplear las teclas <text:span text:style-name="T20">control + X </text:span>y después <text:span text:style-name="T20">control + V</text:span></text:p>
            </text:list-item>
          </text:list>
        </text:list-item>
        <text:list-item>
          <text:p text:style-name="P85">Para cambiar el nombre de una carpeta podemos…</text:p>
          <text:list>
            <text:list-item>
              <text:p text:style-name="P85">Seleccionarla con el botón izquierdo del ratón y pulsar <text:span text:style-name="T20">F2</text:span></text:p>
            </text:list-item>
            <text:list-item>
              <text:p text:style-name="P85">Seleccionarla con el botón derecho del ratón y pulsar<text:span text:style-name="T20"> cambiar nombre</text:span>.</text:p>
            </text:list-item>
          </text:list>
        </text:list-item>
        <text:list-item>
          <text:p text:style-name="P86">Para visualizar o asignar atributos debemos ir a propiedades de la carpeta con el desplegable del botón derecho del ratón. En la parte inferior de la ventana están.</text:p>
        </text:list-item>
      </text:list>
      <text:p text:style-name="P35"/>
      <text:p text:style-name="P48">En modo texto</text:p>
      <text:p text:style-name="P31">Empleamos la consola de comandos. En ella nos aparece el <text:span text:style-name="T20">promt</text:span> que nos indica la ruta en la que nos encontramos y mediante ordenes realizamos las acciones pertinentes.</text:p>
      <text:list xml:id="list1099255817" text:style-name="L13">
        <text:list-item>
          <text:p text:style-name="P89">Para <text:span text:style-name="T28">crear carpetas usamos el comando </text:span><text:span text:style-name="T22">MD</text:span><text:span text:style-name="T28"> seguido del nombre de la carpeta.</text:span></text:p>
        </text:list-item>
        <text:list-item>
          <text:p text:style-name="P90">Para ver el contenido de la carpeta usamos el comando <text:span text:style-name="T20">DIR</text:span> </text:p>
        </text:list-item>
        <text:list-item>
          <text:p text:style-name="P90">Para movernos por las carpetas usamos el comando <text:span text:style-name="T20">CD</text:span> Seguido del nombre de la carpeta destino o dos puntos (..) para volver a la carpeta anterior. También se puede incluir la ruta <text:s/>hasta la carpeta destino.</text:p>
        </text:list-item>
        <text:list-item>
          <text:p text:style-name="P90">Para visualizar la estructura de directorios usamos el comando <text:span text:style-name="T20">TREE</text:span></text:p>
        </text:list-item>
        <text:list-item>
          <text:p text:style-name="P90">Para eliminar directorios o carpetas usamos el comando<text:span text:style-name="T20"> RD </text:span><text:span text:style-name="T29">seguido del nombre de la carpeta.</text:span></text:p>
          <text:list>
            <text:list-item>
              <text:p text:style-name="P91">Solo se pueden eliminar carpetas vacías.</text:p>
            </text:list-item>
            <text:list-item>
              <text:p text:style-name="P91">Añadiendo <text:span text:style-name="T20">/S </text:span>podemos borrar aunque no esté vacía la carpeta.</text:p>
            </text:list-item>
          </text:list>
        </text:list-item>
        <text:list-item>
          <text:p text:style-name="P92">Para mover o copiar archivos usaremos los comandos <text:span text:style-name="T20">MOVE y XCOPY </text:span></text:p>
        </text:list-item>
        <text:list-item>
          <text:p text:style-name="P92">Para renombrar una carpeta usaremos el comando <text:span text:style-name="T20">REN </text:span></text:p>
        </text:list-item>
        <text:list-item>
          <text:p text:style-name="P87">Para visualizar los atributos usaremos el comando<text:span text:style-name="T20"> ATTRIB </text:span></text:p>
        </text:list-item>
        <text:list-item>
          <text:p text:style-name="P121">Para visualizar el contenido de un fichero usamos el comando TYPE</text:p>
        </text:list-item>
      </text:list>
      <text:p text:style-name="P32"/>
      <text:p text:style-name="P45">7.- Características de los archivos</text:p>
      <text:p text:style-name="P44"/>
      <text:p text:style-name="P33">También llamados ficheros, representan una colección de información localizada en alguna parte del sistema de archivos.</text:p>
      <text:list xml:id="list4105567593" text:style-name="L14">
        <text:list-item>
          <text:p text:style-name="P93">Deben tener un formato y ser de un tipo concreto.</text:p>
        </text:list-item>
      </text:list>
      <text:list xml:id="list2349333549" text:style-name="L15">
        <text:list-item>
          <text:list>
            <text:list-item>
              <text:p text:style-name="P122"><text:span text:style-name="T6">Nombre y extensión: </text:span><text:span text:style-name="T7">El nombre es obligatorio y la extensión opcional.</text:span></text:p>
            </text:list-item>
            <text:list-item>
              <text:p text:style-name="P94">Información sobre el archivo</text:p>
              <text:list>
                <text:list-item>
                  <text:p text:style-name="P94">Fecha de creación, modificación y acceso</text:p>
                </text:list-item>
                <text:list-item>
                  <text:p text:style-name="P94">Atributos</text:p>
                </text:list-item>
              </text:list>
            </text:list-item>
            <text:list-item>
              <text:p text:style-name="P95">Tamaño: En bytes o múltiplos de este. Dependerá del sistema de archivos del soporte de almacenamiento que lo contenga.</text:p>
            </text:list-item>
            <text:list-item>
              <text:p text:style-name="P95">Ubicación: En un directorio o subdirectorio.</text:p>
            </text:list-item>
          </text:list>
        </text:list-item>
        <text:list-item>
          <text:p text:style-name="P95">Se dividen en ejecutables y no ejecutables.</text:p>
        </text:list-item>
        <text:list-item>
          <text:p text:style-name="P123"><text:span text:style-name="T8">S</text:span><text:span text:style-name="T5">on independientes unos de otros, pero pueden estar interrelacionados</text:span></text:p>
        </text:list-item>
        <text:list-item>
          <text:p text:style-name="P96">Almacenan información permanente</text:p>
        </text:list-item>
        <text:list-item>
          <text:p text:style-name="P96">Pueden ser usados por varios programas o uno solo</text:p>
        </text:list-item>
      </text:list>
      <text:p text:style-name="P37"/>
      <text:p text:style-name="P60"><text:span text:style-name="T9">8.- Operaciones, </text:span><text:span text:style-name="T10">organización y compresión de</text:span><text:span text:style-name="T9"> los archivos</text:span></text:p>
      <text:p text:style-name="P34"/>
      <text:p text:style-name="P49">Operaciones</text:p>
      <text:p text:style-name="P35">Se pueden realizar las siguientes operaciones:</text:p>
      <text:list xml:id="list1534281492" text:style-name="L16">
        <text:list-item>
          <text:p text:style-name="P88">Creación: Al crearlo hay que darle un nombre y extensión el sistema asigna automáticamente hora, fecha, tamaño, etc.</text:p>
        </text:list-item>
        <text:list-item>
          <text:p text:style-name="P88">Consultar: acceder a este para ver su contenido</text:p>
        </text:list-item>
        <text:list-item>
          <text:p text:style-name="P88">Actualización: Modificar el contenido del archivo.</text:p>
        </text:list-item>
        <text:list-item>
          <text:p text:style-name="P88">Borrado: Elimina el archivo</text:p>
        </text:list-item>
        <text:list-item>
          <text:p text:style-name="P88">Renombrado: Cambiar el nombre del archivo</text:p>
        </text:list-item>
      </text:list>
      <text:p text:style-name="P35"/>
      <text:p text:style-name="P49">Organización</text:p>
      <text:p text:style-name="P36">Se organizan de la siguiente manera</text:p>
      <text:list xml:id="list3619381895" text:style-name="L17">
        <text:list-item>
          <text:p text:style-name="P97">Siempre tienen un nombre</text:p>
        </text:list-item>
        <text:list-item>
          <text:p text:style-name="P97">Se ubican en directorios</text:p>
        </text:list-item>
        <text:list-item>
          <text:p text:style-name="P97">No pueden existir dos archivos con el mismo nombre en la misma ruta</text:p>
        </text:list-item>
        <text:list-item>
          <text:p text:style-name="P97">No hay distinción entre mayúsculas y minúsculas</text:p>
        </text:list-item>
        <text:list-item>
          <text:p text:style-name="P97">Se organizan en jerarquías de carpetas</text:p>
        </text:list-item>
        <text:list-item>
          <text:p text:style-name="P97">El SO puede asignarles atributos</text:p>
        </text:list-item>
      </text:list>
      <text:p text:style-name="P36"/>
      <text:p text:style-name="P50">Compresión</text:p>
      <text:p text:style-name="P38">Consiste en hacer que el archivo ocupe menos espacio</text:p>
      <text:list xml:id="list3623592447" text:style-name="L18">
        <text:list-item>
          <text:p text:style-name="P98">Se emplean herramientas de compresión</text:p>
        </text:list-item>
        <text:list-item>
          <text:p text:style-name="P98">Solo se pueden abrir con la herramienta adecuada.</text:p>
        </text:list-item>
      </text:list>
      <text:p text:style-name="P38"/>
      <text:p text:style-name="P46">9.- Caracteres de comodín</text:p>
      <text:p text:style-name="P38"/>
      <text:p text:style-name="P61"><text:span text:style-name="T9">Se emplean en la consola de comandos y se utilizan para identificar varios archivos a la vez. La mayoría de ordenes aceptan caracteres comodín excepto </text:span><text:span text:style-name="T11">TYPE</text:span></text:p>
      <text:list xml:id="list2956914216" text:style-name="L19">
        <text:list-item>
          <text:p text:style-name="P99">Carácter “?”: Representa cualquier carácter válido</text:p>
        </text:list-item>
        <text:list-item>
          <text:p text:style-name="P99">Carácter “*”:. Representa uno o más caracteres válidos</text:p>
        </text:list-item>
      </text:list>
      <text:p text:style-name="P56">Introducción al sistema operativo</text:p>
      <text:p text:style-name="P57">Windows – Parte II</text:p>
      <text:p text:style-name="P57"/>
      <text:p text:style-name="P47">1.- Operaciones con archivos</text:p>
      <text:p text:style-name="P47"/>
      <text:p text:style-name="P51">Crear un archivo</text:p>
      <text:p text:style-name="P39">Crear un archivo consiste en hacer que el fichero exista dentro de una estructura de archivos asignándole un nombre y una extensión.</text:p>
      <text:list xml:id="list1871089640" text:style-name="L20">
        <text:list-item>
          <text:p text:style-name="P100"><text:span text:style-name="T32">En entorno grafico</text:span>: </text:p>
          <text:list>
            <text:list-item>
              <text:p text:style-name="P100">Situando el puntero dentro la ventana hacemos clic derecho y seleccionamos <text:span text:style-name="T31">el nuevo tipo de archivo que deseamos crear</text:span>.</text:p>
            </text:list-item>
          </text:list>
        </text:list-item>
        <text:list-item>
          <text:p text:style-name="P101">Entorno de comandos: </text:p>
          <text:list>
            <text:list-item>
              <text:p text:style-name="P101">C<text:span text:style-name="T30">reamos un archivo </text:span>c<text:span text:style-name="T30">on </text:span><text:span text:style-name="T23">EDIT</text:span><text:span text:style-name="T30">, hemos de asignarle nombre y extensión</text:span></text:p>
            </text:list-item>
          </text:list>
        </text:list-item>
      </text:list>
      <text:p text:style-name="P40"/>
      <text:p text:style-name="P52">Ver el contenido de un archivo</text:p>
      <text:p text:style-name="P41">Para ver el contenido de una archivo hay que editarlo utilizando el programa o la orden correspondiente. Podemos visualizar tantos documentos como queramos. </text:p>
      <text:p text:style-name="P41">Existe la posibilidad de guardar el archivo editado almacenándolo en un disco. </text:p>
      <text:list xml:id="list1614546791" text:style-name="L21">
        <text:list-item>
          <text:p text:style-name="P102"><text:span text:style-name="T32">En entorno grafico</text:span>: </text:p>
          <text:list>
            <text:list-item>
              <text:p text:style-name="P107">Emplear el programa adecuado al tipo de archivo.</text:p>
            </text:list-item>
          </text:list>
        </text:list-item>
        <text:list-item>
          <text:p text:style-name="P107">Entorno de comandos:</text:p>
          <text:list>
            <text:list-item>
              <text:p text:style-name="P107">Emplear la orden <text:span text:style-name="T20">TYPE</text:span> y la ruta del archivo</text:p>
            </text:list-item>
          </text:list>
        </text:list-item>
      </text:list>
      <text:p text:style-name="P42"/>
      <text:p text:style-name="P53">Imprimir un archivo</text:p>
      <text:list xml:id="list2737214336" text:style-name="L22">
        <text:list-item>
          <text:p text:style-name="P103"><text:span text:style-name="T32">En entorno grafico</text:span>: </text:p>
          <text:list>
            <text:list-item>
              <text:p text:style-name="P108">Desde la aplicación a la que esté vinculado el archivo hemos de pulsar el icono de la impresora.</text:p>
            </text:list-item>
          </text:list>
        </text:list-item>
        <text:list-item>
          <text:p text:style-name="P108">En entorno de comandos:</text:p>
          <text:list>
            <text:list-item>
              <text:p text:style-name="P108">Empleamos la orden <text:span text:style-name="T20">PRINT</text:span></text:p>
            </text:list-item>
          </text:list>
        </text:list-item>
      </text:list>
      <text:p text:style-name="P43"/>
      <text:p text:style-name="P54">Cambiar el nombre de un archivo</text:p>
      <text:p text:style-name="P43">Esta operación también se puede hacer en directorios.</text:p>
      <text:list xml:id="list2967207132" text:style-name="L23">
        <text:list-item>
          <text:p text:style-name="P104"><text:span text:style-name="T32">En entorno grafico</text:span>: </text:p>
          <text:list>
            <text:list-item>
              <text:p text:style-name="P109">Pulsamos con el botón derecho sobre el icono y en el menú seleccionamos “cambiar nombre” y en el cuadro que nos aparece ponemos el nuevo nombre.</text:p>
            </text:list-item>
          </text:list>
        </text:list-item>
        <text:list-item>
          <text:p text:style-name="P109">En entorno de comandos:</text:p>
          <text:list>
            <text:list-item>
              <text:p text:style-name="P109">Usamos el comando <text:span text:style-name="T20">REN</text:span></text:p>
            </text:list-item>
          </text:list>
        </text:list-item>
      </text:list>
      <text:p text:style-name="P43"/>
      <text:p text:style-name="P55">Copiar y mover archivos</text:p>
      <text:p text:style-name="P110">Tenemos que tener una carpeta de origen y una de destino.</text:p>
      <text:list xml:id="list3159609409" text:style-name="L24">
        <text:list-item>
          <text:p text:style-name="P105"><text:span text:style-name="T32">En entorno grafico</text:span>: </text:p>
          <text:list>
            <text:list-item>
              <text:p text:style-name="P111">Podemos emplear las opciones cortar,copiar y pegar de la linea de menú.</text:p>
            </text:list-item>
            <text:list-item>
              <text:p text:style-name="P111">Podemos arrastrar un archivo de una carpeta a otra.</text:p>
              <text:list>
                <text:list-item>
                  <text:p text:style-name="P111">Si es a diferentes unidades copiamos, en la misma unidad movemos</text:p>
                </text:list-item>
              </text:list>
            </text:list-item>
          </text:list>
        </text:list-item>
        <text:list-item>
          <text:p text:style-name="P111">En entorno de comandos:</text:p>
          <text:list>
            <text:list-item>
              <text:p text:style-name="P111">Utilizamos los comandos <text:span text:style-name="T20">COPY, XCOPY, </text:span>y para mover<text:span text:style-name="T20"> MOVE</text:span></text:p>
            </text:list-item>
          </text:list>
        </text:list-item>
      </text:list>
      <text:p text:style-name="P39"/>
      <text:p text:style-name="P39"/>
      <text:p text:style-name="P120">Eliminar archivos</text:p>
      <text:list xml:id="list2425969576" text:style-name="L25">
        <text:list-item>
          <text:p text:style-name="P106"><text:span text:style-name="T32">En entorno grafico</text:span>: </text:p>
          <text:list>
            <text:list-item>
              <text:p text:style-name="P113">Seleccionaremos el archivo y pulsaremos la tecla <text:span text:style-name="T20">Supr</text:span> </text:p>
            </text:list-item>
            <text:list-item>
              <text:p text:style-name="P113">Con el botón derecho de ratón elegiremos eliminar en el menú contextual</text:p>
            </text:list-item>
          </text:list>
        </text:list-item>
        <text:list-item>
          <text:p text:style-name="P113">En entorno de comandos:</text:p>
          <text:list>
            <text:list-item>
              <text:p text:style-name="P113">Usamos los comandos <text:span text:style-name="T20">DEL y ERASE</text:span></text:p>
            </text:list-item>
          </text:list>
        </text:list-item>
      </text:list>
      <text:p text:style-name="P114"><text:span text:style-name="T24"/></text:p>
      <text:p text:style-name="P118">2.- Atributos de los archivos</text:p>
      <text:list xml:id="list2093703853" text:style-name="L26">
        <text:list-item>
          <text:p text:style-name="P115">En entrono gráfico:</text:p>
          <text:list>
            <text:list-item>
              <text:p text:style-name="P115">Con el boton derecho seleccionamos propiedades y en la pestaña <text:span text:style-name="T20">General</text:span> estan las casillas Solo lectura y Ocuñto que se pueden marcar o desmarcar.</text:p>
            </text:list-item>
          </text:list>
        </text:list-item>
        <text:list-item>
          <text:p text:style-name="P115">En entorno de comando:</text:p>
          <text:list>
            <text:list-item>
              <text:p text:style-name="P115">Se usa la orden <text:span text:style-name="T20">ATTRIB</text:span> <text:span text:style-name="T33">de diferentes fromas.</text:span></text:p>
              <text:list>
                <text:list-item>
                  <text:p text:style-name="P116">Sin parámetros muestra los atributos de todos los ficheros</text:p>
                </text:list-item>
                <text:list-item>
                  <text:p text:style-name="P116">Con parametros nos muestra lo que le especifiquemos en los parametros.</text:p>
                </text:list-item>
              </text:list>
            </text:list-item>
          </text:list>
        </text:list-item>
      </text:list>
      <text:p text:style-name="P117"/>
      <text:p text:style-name="P119">3.- Buscar archivos</text:p>
      <text:p text:style-name="P117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46:15.695855237</meta:creation-date>
    <dc:date>2024-02-01T10:28:28.239243428</dc:date>
    <meta:editing-duration>PT2H8M18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6" meta:paragraph-count="185" meta:word-count="1869" meta:character-count="11041" meta:non-whitespace-character-count="9461"/>
  </office:meta>
</office:document-meta>
</file>